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fr" fo:country="FR" officeooo:rsid="0000ceeb" officeooo:paragraph-rsid="0000ceeb"/>
    </style:style>
    <style:style style:name="P2" style:family="paragraph" style:parent-style-name="Standard" style:list-style-name="L1">
      <style:text-properties fo:language="fr" fo:country="FR" officeooo:rsid="0000ceeb" officeooo:paragraph-rsid="000dd278"/>
    </style:style>
    <style:style style:name="P3" style:family="paragraph" style:parent-style-name="Standard">
      <style:text-properties fo:language="fr" fo:country="FR" officeooo:rsid="0000ceeb" officeooo:paragraph-rsid="0000ceeb"/>
    </style:style>
    <style:style style:name="P4" style:family="paragraph" style:parent-style-name="Standard" style:list-style-name="L2">
      <style:text-properties fo:language="fr" fo:country="FR" officeooo:rsid="0000ceeb" officeooo:paragraph-rsid="0000ceeb"/>
    </style:style>
    <style:style style:name="P5" style:family="paragraph" style:parent-style-name="Standard">
      <style:text-properties fo:language="fr" fo:country="FR" officeooo:rsid="0000ceeb" officeooo:paragraph-rsid="000dd278"/>
    </style:style>
    <style:style style:name="P6" style:family="paragraph" style:parent-style-name="Standard" style:list-style-name="L1">
      <style:text-properties fo:language="fr" fo:country="FR" officeooo:rsid="0001c50d" officeooo:paragraph-rsid="0001c50d"/>
    </style:style>
    <style:style style:name="P7" style:family="paragraph" style:parent-style-name="Standard" style:list-style-name="L1">
      <style:text-properties fo:language="fr" fo:country="FR" officeooo:rsid="0009c41f" officeooo:paragraph-rsid="0009c41f"/>
    </style:style>
    <style:style style:name="P8" style:family="paragraph" style:parent-style-name="Standard" style:list-style-name="L1">
      <style:text-properties fo:language="fr" fo:country="FR" officeooo:rsid="000b7267" officeooo:paragraph-rsid="000b7267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eeb" officeooo:paragraph-rsid="0000ceeb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text-properties officeooo:paragraph-rsid="0000ceeb"/>
    </style:style>
    <style:style style:name="P11" style:family="paragraph" style:parent-style-name="Standard" style:list-style-name="L1">
      <style:text-properties officeooo:paragraph-rsid="000dd278"/>
    </style:style>
    <style:style style:name="T1" style:family="text">
      <style:text-properties fo:language="fr" fo:country="FR" officeooo:rsid="0000ceeb"/>
    </style:style>
    <style:style style:name="T2" style:family="text">
      <style:text-properties fo:language="fr" fo:country="FR" officeooo:rsid="00037f79"/>
    </style:style>
    <style:style style:name="T3" style:family="text">
      <style:text-properties fo:language="fr" fo:country="FR" officeooo:rsid="0001c50d"/>
    </style:style>
    <style:style style:name="T4" style:family="text">
      <style:text-properties fo:language="fr" fo:country="FR" officeooo:rsid="0005758f"/>
    </style:style>
    <style:style style:name="T5" style:family="text">
      <style:text-properties fo:language="fr" fo:country="FR" officeooo:rsid="0006d3d1"/>
    </style:style>
    <style:style style:name="T6" style:family="text">
      <style:text-properties fo:language="fr" fo:country="FR" officeooo:rsid="00088eb6"/>
    </style:style>
    <style:style style:name="T7" style:family="text">
      <style:text-properties fo:language="fr" fo:country="FR" officeooo:rsid="000112ea"/>
    </style:style>
    <style:style style:name="T8" style:family="text">
      <style:text-properties fo:language="fr" fo:country="FR" officeooo:rsid="00094cda"/>
    </style:style>
    <style:style style:name="T9" style:family="text">
      <style:text-properties fo:language="fr" fo:country="FR" officeooo:rsid="0009c41f"/>
    </style:style>
    <style:style style:name="T10" style:family="text">
      <style:text-properties fo:language="fr" fo:country="FR" officeooo:rsid="000b7267"/>
    </style:style>
    <style:style style:name="T11" style:family="text">
      <style:text-properties fo:language="fr" fo:country="FR" officeooo:rsid="000dd278"/>
    </style:style>
    <style:style style:name="T12" style:family="text">
      <style:text-properties officeooo:rsid="0001c50d"/>
    </style:style>
    <style:style style:name="T13" style:family="text">
      <style:text-properties officeooo:rsid="00078eb9"/>
    </style:style>
    <style:style style:name="T14" style:family="text">
      <style:text-properties officeooo:rsid="00088eb6"/>
    </style:style>
    <style:style style:name="T15" style:family="text">
      <style:text-properties officeooo:rsid="00094cda"/>
    </style:style>
    <style:style style:name="T16" style:family="text">
      <style:text-properties style:text-position="super 58%" fo:language="fr" fo:country="FR" officeooo:rsid="00094cda"/>
    </style:style>
    <style:style style:name="T17" style:family="text">
      <style:text-properties officeooo:rsid="000b7267"/>
    </style:style>
    <style:style style:name="T18" style:family="text">
      <style:text-properties officeooo:rsid="000bebea"/>
    </style:style>
    <style:style style:name="T19" style:family="text">
      <style:text-properties officeooo:rsid="000dd2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itch </text:p>
      <text:p text:style-name="P3"/>
      <text:list xml:id="list3657325024" text:style-name="L2">
        <text:list-item>
          <text:p text:style-name="P4">Cyprien BARBAULT <text:span text:style-name="T12">2</text:span><text:span text:style-name="T15">2</text:span><text:span text:style-name="T12"> </text:span><text:span text:style-name="T15">ans</text:span></text:p>
          <text:p text:style-name="P4"/>
        </text:list-item>
      </text:list>
      <text:list xml:id="list2940150184" text:style-name="L1">
        <text:list-item>
          <text:p text:style-name="P10"><text:span text:style-name="T1">Étudiant Ingénieur </text:span><text:span text:style-name="T9">en Informatique</text:span><text:span text:style-name="T1"> à l’ESAIP </text:span><text:span text:style-name="T8">en 4</text:span><text:span text:style-name="T16">e</text:span><text:span text:style-name="T8"> année</text:span></text:p>
        </text:list-item>
        <text:list-item>
          <text:p text:style-name="P1">Spécialisation Big DATA</text:p>
          <text:list>
            <text:list-item>
              <text:p text:style-name="P6">Durant mes cours de data-mining que j’ai découvert </text:p>
            </text:list-item>
            <text:list-item>
              <text:p text:style-name="P1">Machine learning et Deep Learnin<text:span text:style-name="T19">g</text:span></text:p>
              <text:p text:style-name="P1"/>
            </text:list-item>
          </text:list>
        </text:list-item>
        <text:list-item>
          <text:p text:style-name="P11"><text:span text:style-name="T9">Avant d’aller à l’ESAIP,</text:span></text:p>
        </text:list-item>
        <text:list-item>
          <text:p text:style-name="P2">Scoutisme 8 ans → pro<text:span text:style-name="T13">ximité</text:span> de la nature</text:p>
          <text:list>
            <text:list-item>
              <text:p text:style-name="P2"><text:span text:style-name="T13">Autonomie = </text:span>Surveillance de feu de forêt <text:span text:style-name="T13">à Marseille</text:span></text:p>
            </text:list-item>
            <text:list-item>
              <text:p text:style-name="P11"><text:span text:style-name="T2">19 ans = r</text:span><text:span text:style-name="T1">assemblement </text:span><text:span text:style-name="T3">internationa</text:span><text:span text:style-name="T2">l</text:span><text:span text:style-name="T3"> avec </text:span><text:span text:style-name="T4">jeune de toute l’</text:span><text:span text:style-name="T5">E</text:span><text:span text:style-name="T4">urope</text:span></text:p>
            </text:list-item>
          </text:list>
        </text:list-item>
      </text:list>
      <text:p text:style-name="P5"/>
      <text:p text:style-name="P5"><text:tab/>→ volonté de partir à l’international = ESAIP </text:p>
      <text:p text:style-name="P5"/>
      <text:list xml:id="list114721987878993" text:continue-numbering="true" text:style-name="L1">
        <text:list-item>
          <text:p text:style-name="P11"><text:span text:style-name="T1">Erasmus </text:span><text:span text:style-name="T6">4 mois en</text:span><text:span text:style-name="T1"> Finlande </text:span><text:span text:style-name="T7">(choix d’un pays nordique « en avance » vérifier par moi-même)</text:span></text:p>
          <text:list>
            <text:list-item>
              <text:list>
                <text:list-item>
                  <text:p text:style-name="P2">C1 anglais (990/990 TOEIC)</text:p>
                </text:list-item>
                <text:list-item>
                  <text:p text:style-name="P2">Stage <text:span text:style-name="T14">1 mois</text:span> <text:span text:style-name="T14">chez RiverIT </text:span>de développement cross-plateforme Flutter </text:p>
                </text:list-item>
                <text:list-item>
                  <text:p text:style-name="P2">rapport sur différentes technologies <text:span text:style-name="T15">cross-plateforme</text:span></text:p>
                  <text:p text:style-name="P2"/>
                </text:list-item>
              </text:list>
            </text:list-item>
            <text:list-item>
              <text:p text:style-name="P10"><text:span text:style-name="T10">En ce moment, recherche</text:span><text:span text:style-name="T1"> d’</text:span><text:span text:style-name="T11">un nouveau</text:span><text:span text:style-name="T1"> </text:span><text:span text:style-name="T9">stage</text:span><text:span text:style-name="T1"> </text:span><text:span text:style-name="T9">de 2 mois dans</text:span><text:span text:style-name="T1"> la computer vision</text:span></text:p>
              <text:list>
                <text:list-item>
                  <text:p text:style-name="P1">(santé ou voiture autonome)</text:p>
                  <text:list>
                    <text:list-item>
                      <text:p text:style-name="P10"><text:span text:style-name="T1">Fierté représenter l’ESAIP Projet Sigma </text:span></text:p>
                    </text:list-item>
                    <text:list-item>
                      <text:p text:style-name="P8">Projet qui m’a beaucoup plus → <text:span text:style-name="T18">oriente mon stag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9"/></text:p>
      <text:p text:style-name="P3"/>
      <text:list xml:id="list114721876635532" text:continue-numbering="true" text:style-name="L1">
        <text:list-item>
          <text:p text:style-name="P7">Si ça vous intéresse, vous pouvez me donner vos coordonnées pour que je vous recontacte pour fixer un prochain rendez-vous pour vous donner plus de détails.</text:p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11:10:17.635632382</meta:creation-date>
    <dc:date>2021-02-02T11:47:21.437253063</dc:date>
    <meta:editing-duration>PT15M17S</meta:editing-duration>
    <meta:editing-cycles>12</meta:editing-cycles>
    <meta:generator>LibreOffice/7.0.3.1$Linux_X86_64 LibreOffice_project/00$Build-1</meta:generator>
    <meta:document-statistic meta:table-count="0" meta:image-count="0" meta:object-count="0" meta:page-count="1" meta:paragraph-count="25" meta:word-count="184" meta:character-count="1026" meta:non-whitespace-character-count="879"/>
  </office:meta>
</office:document-meta>
</file>